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2efd"/>
    </style:style>
    <style:style style:name="P2" style:family="paragraph" style:parent-style-name="Standard">
      <style:text-properties officeooo:rsid="000b2efd" officeooo:paragraph-rsid="000b2efd"/>
    </style:style>
    <style:style style:name="P3" style:family="paragraph" style:parent-style-name="Standard">
      <style:text-properties officeooo:rsid="000b7ee1" officeooo:paragraph-rsid="000b7ee1"/>
    </style:style>
    <style:style style:name="P4" style:family="paragraph" style:parent-style-name="Text_20_body">
      <style:text-properties officeooo:paragraph-rsid="000b2efd"/>
    </style:style>
    <style:style style:name="P5" style:family="paragraph" style:parent-style-name="Text_20_body">
      <style:text-properties officeooo:rsid="000b2efd" officeooo:paragraph-rsid="000b2efd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/>
    </style:style>
    <style:style style:name="P8" style:family="paragraph" style:parent-style-name="Text_20_body">
      <style:paragraph-properties fo:margin-top="0in" fo:margin-bottom="0in" style:contextual-spacing="false"/>
      <style:text-properties fo:color="#666666" style:font-name="arial" fo:font-size="12pt"/>
    </style:style>
    <style:style style:name="P9" style:family="paragraph" style:parent-style-name="Text_20_body">
      <style:paragraph-properties fo:margin-top="0in" fo:margin-bottom="0in" style:contextual-spacing="false"/>
      <style:text-properties fo:font-weight="normal"/>
    </style:style>
    <style:style style:name="P10" style:family="paragraph" style:parent-style-name="Text_20_body">
      <style:paragraph-properties fo:margin-top="0in" fo:margin-bottom="0in" style:contextual-spacing="false"/>
      <style:text-properties fo:font-weight="normal" officeooo:rsid="000b7ee1" officeooo:paragraph-rsid="000b7ee1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0b7ee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bold" style:font-weight-complex="bold"/>
    </style:style>
    <style:style style:name="T6" style:family="text">
      <style:text-properties officeooo:rsid="000b7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Компания Sitemaster предлагает Вам сотрудничество и услуги разработки сайтов и модулей для платформы Magento. </text:span><text:span text:style-name="T2"><text:line-break/><text:line-break/>Наш опыт:</text:span></text:p>
      <text:p text:style-name="P6">1) 1,5+ года специализации разработке на Magento<text:line-break/>2) Профессиональное обучение Magento в офисе в Киеве (курсы Fundamentals of Magento Development)<text:line-break/>3) Создание сайтов на основе Magento с нуля, так и написание, кастомизация Модулей<text:line-break/><text:line-break/><text:span text:style-name="T1">Наши Услуги:</text:span></text:p>
      <text:p text:style-name="P6">1) Создание с нуля<text:line-break/>2) Создание, кастомизация шаблонов <text:line-break/>3) Разработка модулей<text:line-break/>4) Мобильная разработка под Magento<text:line-break/>5) Поддержка интернет магазинов, серверные работы<text:line-break/><text:line-break/><text:span text:style-name="T1">Наши преимущества:</text:span></text:p>
      <text:p text:style-name="P6">1) Выгодные цены на разработку<text:line-break/>2) Частичный или полный аутсорсинг<text:line-break/>3) Высокий уровень коммуникации<text:line-break/>4) Гарантии на все работы</text:p>
      <text:p text:style-name="P7">Наши Контакты:</text:p>
      <text:p text:style-name="P9">Денис Дубинин</text:p>
      <text:p text:style-name="Text_20_body">www.sitemaster.com.ua<text:line-break/>Киев, Украина<text:line-break/>+38 044 38 44 670<text:line-break/>master@sitemaster.com.ua<text:line-break/>Skype: sitemaster_dev</text:p>
      <text:p text:style-name="P6"><text:line-break/>----------------------------------------------------------------------------------------------------------------------------------------<text:line-break/><text:line-break/>Sitemaster company offer cooperation to develop sites and modules for Magento.<text:line-break/><text:line-break/><text:span text:style-name="T1">Our experience:</text:span></text:p>
      <text:p text:style-name="P6">1) 1,5+ year expertise Magento development<text:line-break/>2) Professional Magento training in the office in Kiev (courses Fundamentals of Magento Development)<text:line-break/>3) Creation of sites based on Magento from scratch and develop, customization Modules<text:line-break/><text:line-break/><text:span text:style-name="T1">Our Services:</text:span></text:p>
      <text:p text:style-name="P6">1) Create from scratch<text:line-break/>2) The creation, customization templates<text:line-break/>3) Development of modules<text:line-break/>4) Mobile development for Magento<text:line-break/>5) Support for Magento stores, server perfomance<text:line-break/><text:line-break/><text:span text:style-name="T1">Our Advantages:</text:span></text:p>
      <text:p text:style-name="P6">1) Good price for the development<text:line-break/>2) Partial or complete outsourcing<text:line-break/>3) High level of communication<text:line-break/><text:soft-page-break/>4) Warranty on all work</text:p>
      <text:p text:style-name="P7">Our Contacts:</text:p>
      <text:p text:style-name="P6">Denis Dubinin<text:line-break/>www.sitemaster.com.ua<text:line-break/>Kiev, Ukraine<text:line-break/>+38 044 38 44 670<text:line-break/>master@sitemaster.com.ua<text:line-break/>Skype: sitemaster_dev</text:p>
      <text:p text:style-name="P4"><text:span text:style-name="T2"/></text:p>
      <text:p text:style-name="P1"/>
      <text:p text:style-name="P2">Добрый день, мы увидели вакансию Вашей компании .... в области Magento разработки, возможно наши услуги Вас заинтересуют.</text:p>
      <text:p text:style-name="P2"></text:p>
      <text:p text:style-name="P3">Hello, we saw the vacancy of your company …. about Magento development. May you are interested in our servic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itemaster company offer cooperation to develop sites and modules for Magento.<text:line-break/><text:line-break/><text:span text:style-name="T1">Our experience:</text:span></text:p>
      <text:p text:style-name="P6">1) 1,5+ year expertise Magento development<text:line-break/>2) Professional Magento training in the office in Kiev (courses Fundamentals of Magento Development)<text:line-break/>3) Creation of sites based on Magento from scratch and develop, customization Modules<text:line-break/><text:line-break/><text:span text:style-name="T1">Our Services:</text:span></text:p>
      <text:p text:style-name="P6">1) Create from scratch<text:line-break/>2) The creation, customization templates<text:line-break/>3) Development of modules<text:line-break/>4) Mobile development for Magento<text:line-break/>5) Support for Magento stores, server perfomance<text:line-break/><text:line-break/><text:span text:style-name="T1">Our Advantages:</text:span></text:p>
      <text:p text:style-name="P6">1) Good price for the development<text:line-break/>2) Partial or complete outsourcing<text:line-break/>3) High level of communication<text:line-break/>4) Warranty on all work</text:p>
      <text:p text:style-name="P7">Our Contacts:</text:p>
      <text:p text:style-name="P6">Denis Dubinin<text:line-break/>www.sitemaster.com.ua<text:line-break/>Kiev, Ukraine<text:line-break/>+38 044 38 44 670<text:line-break/>master@sitemaster.com.ua<text:line-break/>Skype: sitemaster_dev</text:p>
      <text:p text:style-name="Text_20_body"/>
      <text:p text:style-name="P6">----------------------------------------------------------------------------------------------------------------------------------------</text:p>
      <text:p text:style-name="Text_20_body"><text:span text:style-name="T3">Компания Sitemaster предлагает Вам сотрудничество и услуги разработки сайтов и модулей для платформы Magento. </text:span><text:span text:style-name="T1"><text:line-break/><text:line-break/>Наш опыт:</text:span></text:p>
      <text:p text:style-name="P6">1) 1,5+ года специализации разработке на Magento<text:line-break/>2) Профессиональное обучение Magento в офисе в Киеве (курсы Fundamentals of Magento Development)<text:line-break/>3) Создание сайтов на основе Magento с нуля, так и написание, кастомизация Модулей<text:line-break/><text:line-break/><text:span text:style-name="T1">Наши Услуги:</text:span></text:p>
      <text:p text:style-name="P6">1) Создание с нуля<text:line-break/>2) Создание, кастомизация шаблонов <text:line-break/>3) Разработка модулей<text:line-break/>4) Мобильная разработка под Magento<text:line-break/>5) Поддержка интернет магазинов, серверные работы<text:line-break/><text:line-break/><text:span text:style-name="T1">Наши преимущества:</text:span></text:p>
      <text:p text:style-name="P6">1) Выгодные цены на разработку<text:line-break/>2) Частичный или полный аутсорсинг<text:line-break/>3) Высокий уровень коммуникации<text:line-break/>4) Гарантии на все работы</text:p>
      <text:p text:style-name="P7"><text:soft-page-break/>Наши Контакты:</text:p>
      <text:p text:style-name="P9">Денис Дубинин</text:p>
      <text:p text:style-name="Text_20_body">www.sitemaster.com.ua<text:line-break/>Киев, Украина<text:line-break/>+38 044 38 44 670<text:line-break/>master@sitemaster.com.ua<text:line-break/>Skype: sitemaster_de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t </meta:initial-creator>
    <meta:creation-date>2014-09-17T18:58:31.852012742</meta:creation-date>
    <dc:date>2014-09-17T19:50:00.697995482</dc:date>
    <dc:creator>bat </dc:creator>
    <meta:editing-duration>PT46M6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4" meta:paragraph-count="30" meta:word-count="478" meta:character-count="3656" meta:non-whitespace-character-count="3186"/>
  </office:meta>
</office:document-meta>
</file>